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71,285,019,397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65,712,180,343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62,216,885,435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60,071,584,216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68,804,811,897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65,203,276,467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59,776,383,527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1,696,281,326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56,213,985,987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54,467,289,897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8,844,277,701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51,587,401,415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42,910,146,296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7,672,280,120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5,064,843,792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9,667,268,248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3,649,833,332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1,387,533,703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1,230,182,989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1,899,317,598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0,150,053,345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9,563,836,265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0,895,314,658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28:03.352180827</dc:date>
    <meta:editing-duration>PT4H19M58S</meta:editing-duration>
    <meta:editing-cycles>98</meta:editing-cycles>
    <meta:generator>LibreOffice/7.2.6.2$Linux_X86_64 LibreOffice_project/20$Build-2</meta:generator>
    <meta:document-statistic meta:table-count="1" meta:cell-count="48" meta:object-count="0"/>
  </office:meta>
</office:document-meta>
</file>